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051fe7" officeooo:paragraph-rsid="00051fe7"/>
    </style:style>
    <style:style style:name="P3" style:family="paragraph" style:parent-style-name="Standard" style:list-style-name="L1">
      <style:text-properties officeooo:rsid="0005daba" officeooo:paragraph-rsid="0005daba"/>
    </style:style>
    <style:style style:name="P4" style:family="paragraph" style:parent-style-name="Standard" style:list-style-name="L1">
      <style:text-properties officeooo:rsid="0006bc31" officeooo:paragraph-rsid="0006bc31"/>
    </style:style>
    <style:style style:name="P5" style:family="paragraph" style:parent-style-name="Standard" style:list-style-name="L1">
      <style:text-properties officeooo:rsid="00070f73" officeooo:paragraph-rsid="00070f73"/>
    </style:style>
    <style:style style:name="P6" style:family="paragraph" style:parent-style-name="Standard" style:list-style-name="L1">
      <style:text-properties officeooo:rsid="00083313" officeooo:paragraph-rsid="00083313"/>
    </style:style>
    <style:style style:name="P7" style:family="paragraph" style:parent-style-name="Standard" style:list-style-name="L1">
      <style:text-properties officeooo:rsid="000a285e" officeooo:paragraph-rsid="000a285e"/>
    </style:style>
    <style:style style:name="P8" style:family="paragraph" style:parent-style-name="Standard" style:list-style-name="L1">
      <style:text-properties officeooo:rsid="000b2903" officeooo:paragraph-rsid="000b2903"/>
    </style:style>
    <style:style style:name="P9" style:family="paragraph" style:parent-style-name="Standard" style:list-style-name="L1">
      <style:text-properties officeooo:rsid="000cf376" officeooo:paragraph-rsid="000cf376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ish order</text:span>):</text:p>
      <text:list xml:id="list4025218021" text:style-name="L1">
        <text:list-item>
          <text:p text:style-name="P7">Update the venue tab with JSON parsing</text:p>
        </text:list-item>
        <text:list-item>
          <text:p text:style-name="P7">Update the map in the venue tab</text:p>
        </text:list-item>
        <text:list-item>
          <text:p text:style-name="P8">Add collapsible information to the venue tab</text:p>
        </text:list-item>
        <text:list-item>
          <text:p text:style-name="P4">Add recycler adapter list for artist tab</text:p>
        </text:list-item>
        <text:list-item>
          <text:p text:style-name="P2">Update the background color for the ticket status on the details tab</text:p>
        </text:list-item>
        <text:list-item>
          <text:p text:style-name="P5">Add facebook, twitter, favorite, back to action bar</text:p>
        </text:list-item>
        <text:list-item>
          <text:p text:style-name="P9">Update the favorites list to use a different recycler</text:p>
        </text:list-item>
        <text:list-item>
          <text:p text:style-name="P6">Make favorites list actually store data</text:p>
        </text:list-item>
        <text:list-item>
          <text:p text:style-name="P5">Add proper icons</text:p>
        </text:list-item>
        <text:list-item>
          <text:p text:style-name="P2">Make the link marquee work on the details tab</text:p>
        </text:list-item>
        <text:list-item>
          <text:p text:style-name="P3">Make the splash screen work</text:p>
        </text:list-item>
        <text:list-item>
          <text:p text:style-name="P10">Make sure all text marquee works</text:p>
        </text:list-item>
        <text:list-item>
          <text:p text:style-name="P2">Make category rows disappear when they don't find legitimate data</text:p>
        </text:list-item>
        <text:list-item>
          <text:p text:style-name="P4">Add rounded corners to box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22:00:35.823000000</dc:date>
    <meta:editing-duration>PT26M35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5" meta:word-count="122" meta:character-count="632" meta:non-whitespace-character-count="539"/>
  </office:meta>
</office:document-meta>
</file>